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45a88"/>
    </style:style>
    <style:style style:name="P3" style:family="paragraph" style:parent-style-name="Standard">
      <style:paragraph-properties fo:text-align="justify" style:justify-single-word="false"/>
      <style:text-properties officeooo:paragraph-rsid="00176e5c"/>
    </style:style>
    <style:style style:name="P4" style:family="paragraph" style:parent-style-name="Standard">
      <style:paragraph-properties fo:text-align="justify" style:justify-single-word="false"/>
      <style:text-properties officeooo:paragraph-rsid="001aba69"/>
    </style:style>
    <style:style style:name="P5" style:family="paragraph" style:parent-style-name="Standard">
      <style:paragraph-properties fo:text-align="justify" style:justify-single-word="false"/>
      <style:text-properties officeooo:paragraph-rsid="001b68a3"/>
    </style:style>
    <style:style style:name="P6" style:family="paragraph" style:parent-style-name="Standard">
      <style:paragraph-properties fo:text-align="justify" style:justify-single-word="false"/>
      <style:text-properties officeooo:paragraph-rsid="00223e59"/>
    </style:style>
    <style:style style:name="P7" style:family="paragraph" style:parent-style-name="Standard">
      <style:paragraph-properties fo:text-align="justify" style:justify-single-word="false"/>
      <style:text-properties officeooo:paragraph-rsid="00262069"/>
    </style:style>
    <style:style style:name="P8" style:family="paragraph" style:parent-style-name="Standard">
      <style:paragraph-properties fo:text-align="justify" style:justify-single-word="false"/>
      <style:text-properties officeooo:paragraph-rsid="002b44af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145a8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1aba6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20c7c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223e5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1bcd0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28d31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62069" officeooo:paragraph-rsid="00262069"/>
    </style:style>
    <style:style style:name="P17" style:family="paragraph" style:parent-style-name="Standard">
      <style:paragraph-properties fo:text-align="justify" style:justify-single-word="false"/>
      <style:text-properties officeooo:rsid="002ba281" officeooo:paragraph-rsid="002ba281" fo:background-color="#fff200"/>
    </style:style>
    <style:style style:name="P18" style:family="paragraph" style:parent-style-name="Standard">
      <style:paragraph-properties fo:text-align="justify" style:justify-single-word="false"/>
      <style:text-properties fo:background-color="#fff200"/>
    </style:style>
    <style:style style:name="P19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-0.626cm"/>
        </style:tab-stops>
      </style:paragraph-properties>
      <style:text-properties fo:font-weight="bold" officeooo:rsid="001b68a3" officeooo:paragraph-rsid="001b7e58" style:font-weight-asian="bold" style:font-weight-complex="bold"/>
    </style:style>
    <style:style style:name="P20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45a88"/>
    </style:style>
    <style:style style:name="P21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45a88"/>
    </style:style>
    <style:style style:name="P22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45a88"/>
    </style:style>
    <style:style style:name="P23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P24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P25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P26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-1.399cm"/>
          <style:tab-stop style:position="-0.605cm"/>
        </style:tab-stops>
      </style:paragraph-properties>
      <style:text-properties officeooo:paragraph-rsid="001880d7"/>
    </style:style>
    <style:style style:name="P27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</style:style>
    <style:style style:name="P28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a2c8d"/>
    </style:style>
    <style:style style:name="P29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a2c8d"/>
    </style:style>
    <style:style style:name="P30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a2c8d"/>
    </style:style>
    <style:style style:name="P31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bold" officeooo:rsid="001b68a3" officeooo:paragraph-rsid="001b68a3" style:font-weight-asian="bold" style:font-weight-complex="bold"/>
    </style:style>
    <style:style style:name="P32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bold" officeooo:rsid="001bcd0b" officeooo:paragraph-rsid="001bcd0b" style:font-weight-asian="bold" style:font-weight-complex="bold"/>
    </style:style>
    <style:style style:name="P33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bold" officeooo:rsid="001bcd0b" officeooo:paragraph-rsid="001bcd0b" style:font-weight-asian="bold" style:font-weight-complex="bold"/>
    </style:style>
    <style:style style:name="P34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bold" officeooo:rsid="001bcd0b" officeooo:paragraph-rsid="001bcd0b" style:font-weight-asian="bold" style:font-weight-complex="bold"/>
    </style:style>
    <style:style style:name="T1" style:family="text">
      <style:text-properties officeooo:rsid="00145a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68a3" style:font-weight-asian="normal" style:font-weight-complex="normal"/>
    </style:style>
    <style:style style:name="T5" style:family="text">
      <style:text-properties fo:font-weight="normal" officeooo:rsid="001b7e58" style:font-weight-asian="normal" style:font-weight-complex="normal"/>
    </style:style>
    <style:style style:name="T6" style:family="text">
      <style:text-properties fo:font-weight="normal" officeooo:rsid="001d59b9" style:font-weight-asian="normal" style:font-weight-complex="normal"/>
    </style:style>
    <style:style style:name="T7" style:family="text">
      <style:text-properties fo:font-weight="normal" officeooo:rsid="001f3281" style:font-weight-asian="normal" style:font-weight-complex="normal"/>
    </style:style>
    <style:style style:name="T8" style:family="text">
      <style:text-properties fo:font-weight="normal" officeooo:rsid="0020c7c8" style:font-weight-asian="normal" style:font-weight-complex="normal"/>
    </style:style>
    <style:style style:name="T9" style:family="text">
      <style:text-properties fo:font-weight="normal" officeooo:rsid="00251023" style:font-weight-asian="normal" style:font-weight-complex="normal"/>
    </style:style>
    <style:style style:name="T10" style:family="text">
      <style:text-properties fo:font-weight="normal" officeooo:rsid="00145a88" style:font-weight-asian="normal" style:font-weight-complex="normal"/>
    </style:style>
    <style:style style:name="T11" style:family="text">
      <style:text-properties fo:font-weight="normal" officeooo:rsid="00262069" style:font-weight-asian="normal" style:font-weight-complex="normal"/>
    </style:style>
    <style:style style:name="T12" style:family="text">
      <style:text-properties fo:font-weight="normal" officeooo:rsid="00270ff6" style:font-weight-asian="normal" style:font-weight-complex="normal"/>
    </style:style>
    <style:style style:name="T13" style:family="text">
      <style:text-properties fo:font-weight="normal" officeooo:rsid="0028d314" style:font-weight-asian="normal" style:font-weight-complex="normal"/>
    </style:style>
    <style:style style:name="T14" style:family="text">
      <style:text-properties fo:font-weight="normal" officeooo:rsid="0029d140" style:font-weight-asian="normal" style:font-weight-complex="normal"/>
    </style:style>
    <style:style style:name="T15" style:family="text">
      <style:text-properties fo:font-weight="normal" officeooo:rsid="002b44af" style:font-weight-asian="normal" style:font-weight-complex="normal"/>
    </style:style>
    <style:style style:name="T16" style:family="text">
      <style:text-properties fo:font-weight="normal" officeooo:rsid="00262069" fo:background-color="#fff200" loext:char-shading-value="0" style:font-weight-asian="normal" style:font-weight-complex="normal"/>
    </style:style>
    <style:style style:name="T17" style:family="text">
      <style:text-properties fo:font-weight="normal" officeooo:rsid="0028d314" fo:background-color="#fff200" loext:char-shading-value="0" style:font-weight-asian="normal" style:font-weight-complex="normal"/>
    </style:style>
    <style:style style:name="T18" style:family="text">
      <style:text-properties fo:font-weight="normal" officeooo:rsid="00262069" fo:background-color="transparent" loext:char-shading-value="0" style:font-weight-asian="normal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8d314" fo:background-color="transparent" loext:char-shading-value="0" style:font-weight-asian="normal" style:font-weight-complex="normal"/>
    </style:style>
    <style:style style:name="T21" style:family="text">
      <style:text-properties officeooo:rsid="001880d7"/>
    </style:style>
    <style:style style:name="T22" style:family="text">
      <style:text-properties officeooo:rsid="001a2c8d"/>
    </style:style>
    <style:style style:name="T23" style:family="text">
      <style:text-properties officeooo:rsid="001a7413"/>
    </style:style>
    <style:style style:name="T24" style:family="text">
      <style:text-properties officeooo:rsid="001b68a3"/>
    </style:style>
    <style:style style:name="T25" style:family="text">
      <style:text-properties officeooo:rsid="0029d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mpareIfEqual_n_bits</text:span> </text:p>
      <text:p text:style-name="P2"/>
      <text:p text:style-name="P2"><text:tab/>O componente "compareIfEqual_n_bits" tem dois sinais de entrada e um de saída, ambos com n bits. Seu objetivo é comparar dois valores e retornar o valor "1" se eles forem exatamente iguais, caso não forem, retornará "0". É utilizado massivamente no projeto, tendo em vista que precisamos comparar se um valor é ou não igual a outro. Empregou-se este componente para comparar se a entrada fosse igual a:</text:p>
      <text:p text:style-name="P2"/>
      <text:list xml:id="list1342343491" text:style-name="L5">
        <text:list-item>
          <text:p text:style-name="P21"><text:span text:style-name="T3">50000000</text:span> = este valor equivale a frequência utilizada na placa da altera e nos auxiliará</text:p>
        </text:list-item>
      </text:list>
      <text:p text:style-name="P1">futuramente para a implementação das próximas etapas. Com finalidade de abstração e simplificação dos testes, utilizou-se o valor de 500. Tem como saída o sinal "s1" que será utilizado no bloco de controle.</text:p>
      <text:p text:style-name="P1"/>
      <text:list xml:id="list130315711892478" text:continue-numbering="true" text:style-name="L5">
        <text:list-item>
          <text:p text:style-name="P21">45, 50, 55, 100, 105, 110, 135, 140 = compararão o valor advindo da saída do registrador time e caso forem verdadeiros, dispararão os sinais <text:span text:style-name="T1">s</text:span>45, s50, s55, s100, s105, s110, s135 e s140 respectivamente, que serão utilizados pelo bloco de controle.</text:p>
        </text:list-item>
      </text:list>
      <text:list xml:id="list2918702297" text:style-name="L6">
        <text:list-header>
          <text:p text:style-name="P20"/>
        </text:list-header>
      </text:list>
      <text:p text:style-name="P10">adder_n_bits</text:p>
      <text:p text:style-name="P10"/>
      <text:p text:style-name="P2"><text:tab/>O componente "adder_n_bits" admite duas entradas e uma saída, ambas n bits, ou seja, dependendo do propósito que o projeto, pode-se alterar a quantidade de bits que o somador irá ter como entrada e saída. Tem como objetivo principal realizar a soma de dois inteiros com sinal. Este componente é utilizado em dois âmbitos distintos, para a soma da saida do registrador "cktimer" com "1" e também para a soma da saída do registrador "time" com 1.</text:p>
      <text:p text:style-name="P1"/>
      <text:p text:style-name="P3"><text:span text:style-name="T2">mux2x1_n_bits</text:span></text:p>
      <text:p text:style-name="P3"><text:span text:style-name="T2"/></text:p>
      <text:p text:style-name="P3"><text:span text:style-name="T2"><text:tab/></text:span>O componente "mux2x1_n_bits" terá como sinal de entrada dois sinais de n bits e uma saída também de n bits. A finalidade do componente é, selecionar a entrada dependendo do valor do sinal de seleção, neste caso de 1 bit. Caso o seletor valer "0", selecionará a primeira entrada fornecida como saída, senão, selecionará a segunda. É utilizado em somente um lugar no Bloco Operativo, para a atribuição do valor do registrador "P". Caso o sinal cMuxP(seletor) valha:</text:p>
      <text:p text:style-name="P1"/>
      <text:list xml:id="list1159304282" text:style-name="L7">
        <text:list-item>
          <text:p text:style-name="P23">"0", selecionará "10" como saída <text:span text:style-name="T23">ou</text:span></text:p>
        </text:list-item>
        <text:list-item>
          <text:p text:style-name="P23">"1", selecionará "01" como saída.</text:p>
        </text:list-item>
      </text:list>
      <text:p text:style-name="P1"/>
      <text:p text:style-name="P3"><text:span text:style-name="T2">mux4x1_n_bits</text:span></text:p>
      <text:p text:style-name="P3"><text:span text:style-name="T2"/></text:p>
      <text:p text:style-name="P3"><text:span text:style-name="T2"><text:tab/></text:span>O componente "mux4x1_n_bits" terá como sinal de entrada quatro sinais de n bits e uma saída também de n bits. A finalidade do componente é, selecionar a entrada dependendo do valor do sinal de seleção, neste caso de 2 bits. Caso o seletor valer:</text:p>
      <text:p text:style-name="P3"/>
      <text:list xml:id="list677331045" text:style-name="L8">
        <text:list-item>
          <text:p text:style-name="P25">"00", selecionará a primeira entrada fornecida e a determinará como saída <text:span text:style-name="T21">ou</text:span></text:p>
        </text:list-item>
        <text:list-item>
          <text:p text:style-name="P26">"01", selecionará a segunda entrada fornecida e a determinará como saída <text:span text:style-name="T21">ou</text:span></text:p>
        </text:list-item>
        <text:list-item>
          <text:p text:style-name="P25">"10", selecionará a terceira entrada fornecida e a determinará como saída, senão a quarta entrada fornecida será a saída.</text:p>
        </text:list-item>
      </text:list>
      <text:p text:style-name="P1"/>
      <text:p text:style-name="P1"><text:tab/>É utilizado em dois lugares diferentes no Bloco Operativo, para a atribuição do valor do registrador "NS" e do registrador "EW". Caso o sinal cMuxNS(seletor) valha:</text:p>
      <text:p text:style-name="P1"/>
      <text:list xml:id="list4105910223" text:style-name="L9">
        <text:list-item>
          <text:p text:style-name="P28">"00", selecionará "100" como saída <text:span text:style-name="T22">ou</text:span></text:p>
        </text:list-item>
        <text:list-item>
          <text:p text:style-name="P28">"01", selecionará "010" como saída <text:span text:style-name="T22">ou</text:span></text:p>
        </text:list-item>
        <text:list-item>
          <text:p text:style-name="P28"><text:soft-page-break/>"10", selecionará "001" como saída, outro qualquer valor não será utilizado, portanto será feito uma espécie de aterramento da quarta entrada.</text:p>
        </text:list-item>
      </text:list>
      <text:p text:style-name="P1"/>
      <text:p text:style-name="P9">register_n_bits</text:p>
      <text:p text:style-name="P1"/>
      <text:p text:style-name="P5"><text:tab/><text:span text:style-name="T24">O componente</text:span><text:span text:style-name="T4"> “register_n_bits” tem como entrada de controle: o “clock”, servido para temporização, o “reset”, para zerar o valor do registrador e também o “enable”, dizendo quando o componente deve armazenar o valor, todos com 1 bit. Também tem uma entrada e uma saída, ambas com n bits. Seu objetivo é armazenar valores, ou seja, quando o sinal de “enable” estiver valendo “1”, guarda o valor de entrada o oferece como saída até que outro valor seja tido como entrada, caso estiver valendo “0” fará com que a entrada não seja mudada, conservando o valor até que seja utilizado. Este componente é aproveitado 5 vezes no bloco operativo, sabendo que o “clock” é compartilhado entre todos os registradores </text:span><text:span text:style-name="T8">e o sinal “reset” é assíncrono</text:span><text:span text:style-name="T4">:</text:span></text:p>
      <text:p text:style-name="P5"><text:span text:style-name="T4"/></text:p>
      <text:list xml:id="list4041660288" text:style-name="L10">
        <text:list-item>
          <text:p text:style-name="P31">time<text:span text:style-name="T3">: Tendo os sinais de “rsttime” e “etime” como sinais de “reset” e “enable”, entrada de 8 bits advindas do resultado do somador e saída também de 8 bits. Como já mencionado, ele armazena o resultado da soma de seu valor com “1”.</text:span></text:p>
        </text:list-item>
        <text:list-item>
          <text:p text:style-name="P19">cktimer:<text:span text:style-name="T3"> Conta com os sinais de “rstcktimer” e “ecktimer” como sinais de “reset” e “enable”, entrada de </text:span><text:span text:style-name="T5">26</text:span><text:span text:style-name="T3"> bits advindas do resultado do somador e saída também de </text:span><text:span text:style-name="T5">26</text:span><text:span text:style-name="T3"> bits. Como já mencionado, ele armazena o resultado da soma de seu valor com “1”.</text:span></text:p>
        </text:list-item>
        <text:list-item>
          <text:p text:style-name="P32">NS: <text:span text:style-name="T3">Tem como sinal de entrada o valor advindo do mux4x1_n_bits, de 3 bits e tem como “enable” o sinal chamado “eNS”. Como saída, tem um valor com a mesma quantidade de bits de entrada. Tem como finalidade armazenar o valor do semáforo sentido Norte-Sul.</text:span></text:p>
        </text:list-item>
        <text:list-item>
          <text:p text:style-name="P32">P<text:span text:style-name="T3">: Tem como sinal de entrada o valor advindo do mux2x1_n_bits, de 2 bits e tem como “enable” o sinal chamado “e</text:span><text:span text:style-name="T6">P</text:span><text:span text:style-name="T3">”. Como saída, tem um valor com a mesma quantidade de bits de entrada. Tem como finalidade armazenar o valor do semáforo </text:span><text:span text:style-name="T7">dos pedestres</text:span><text:span text:style-name="T3">.</text:span></text:p>
        </text:list-item>
        <text:list-item>
          <text:p text:style-name="P32">EW<text:span text:style-name="T3">: Tem como sinal de entrada o valor advindo do mux4x1_n_bits, de 3 bits e tem como “enable” o sinal chamado “eEW”. Como saída, tem um valor com a mesma quantidade de bits de entrada. Tem como finalidade armazenar o valor do semáforo sentido Leste-Oeste.</text:span></text:p>
        </text:list-item>
      </text:list>
      <text:p text:style-name="P14"/>
      <text:p text:style-name="P12">BC</text:p>
      <text:p text:style-name="P12"/>
      <text:p text:style-name="P7"><text:tab/><text:span text:style-name="T24">O componente</text:span><text:span text:style-name="T4"> “</text:span><text:span text:style-name="T9">BC</text:span><text:span text:style-name="T4">” </text:span><text:span text:style-name="T11">representa nosso Bloco de controle e</text:span><text:span text:style-name="T4"> tem como entrada: o “clock”, servido para temporização </text:span><text:span text:style-name="T9">e </text:span><text:span text:style-name="T4">o “reset”, </text:span><text:span text:style-name="T9">e os sinais <text:s/>s1, </text:span><text:span text:style-name="T10">s</text:span><text:span text:style-name="T9">45, s50, s55, s100, s105, s110, s135 e s140 </text:span><text:span text:style-name="T11">utilizados para tomar decisões e oferecer as saídas ecktimer, rstcktimer, rsttime, etime, eNS, eP, eEW, cMuxNS, cMuxEW e cMuxP</text:span><text:span text:style-name="T9">. </text:span><text:span text:style-name="T11">Pode-se dizer que este componente é o cérebro de nosso projeto pois ele tomará todas as decisões dependendo das entradas e enviará sinais ao bloco operativo fazer as operações. Pode-se observar na figura </text:span><text:span text:style-name="T16">x</text:span><text:span text:style-name="T18"> a ligação entre os dois componentes(BO e BC) e na figura </text:span><text:span text:style-name="T16">y</text:span><text:span text:style-name="T18"> e </text:span><text:span text:style-name="T16">z</text:span><text:span text:style-name="T18"> a lógica de transição de estados.</text:span></text:p>
      <text:p text:style-name="P16"><text:span text:style-name="T19">Y= FSM.</text:span></text:p>
      <text:p text:style-name="P16"><text:span text:style-name="T19">z = tabela de lógica de transição de estados.</text:span></text:p>
      <text:p text:style-name="P12"/>
      <text:p text:style-name="P13">BO</text:p>
      <text:p text:style-name="P6"/>
      <text:p text:style-name="P15"><text:tab/><text:span text:style-name="T4">O componente “</text:span><text:span text:style-name="T9">B</text:span><text:span text:style-name="T12">O</text:span><text:span text:style-name="T4">” </text:span><text:span text:style-name="T11">representa nosso Bloco </text:span><text:span text:style-name="T12">Operativo</text:span><text:span text:style-name="T11"> e</text:span><text:span text:style-name="T4"> tem como entrada: o “clock”, servido para temporização </text:span><text:span text:style-name="T9">e </text:span><text:span text:style-name="T4">o “reset”, </text:span><text:span text:style-name="T9">e os sinais ecktimer, rstcktimer, rsttime, etime, eNS, eP, eEW, cMuxNS, cMuxEW </text:span><text:span text:style-name="T13">e cMuxP</text:span><text:span text:style-name="T9"> </text:span><text:span text:style-name="T13">advindos do Bloco de controle </text:span><text:span text:style-name="T11">e <text:s/></text:span><text:span text:style-name="T13">necessários para </text:span><text:span text:style-name="T11">oferecer as saídas <text:s/>s1, s45, s50, s55, s100, s105, s110, s135, s140, NS, EW </text:span><text:span text:style-name="T13">e P corretamente</text:span><text:span text:style-name="T9">. </text:span><text:span text:style-name="T11">Pode-se dizer que este componente é o</text:span><text:span text:style-name="T13">s músculos</text:span><text:span text:style-name="T11"> de nosso projeto pois ele </text:span><text:span text:style-name="T13">realizará todas as operações aritméticas e executará o que deve ser executado. A partir dessas operações ele enviará os resultados ao Bloco de Controle</text:span><text:span text:style-name="T11">. </text:span><text:span text:style-name="T20">Ele integrará todos os componentes já mencionados (“register_n_bits”, “adder_n_bits”, </text:span><text:soft-page-break/><text:span text:style-name="T20">“compareIfEqual_n_bits”, “mux4x1_n_bits” e “mux2x1_n_bits”) através de um mapeamento de portas visto na figura </text:span><text:span text:style-name="T17">k.</text:span></text:p>
      <text:p text:style-name="P12"/>
      <text:p text:style-name="P11">traffic_light_top</text:p>
      <text:p text:style-name="P4"/>
      <text:p text:style-name="P8"><text:tab/><text:span text:style-name="T25">O componente “</text:span><text:span text:style-name="T14">traffic_light_top” é a nossa entidade “top level”. Nela, será feito as devidas integrações dos Blocos Operativos, Bloco de Controle e os demais componentes já mapeados no Bloco Operativo. Este componente conta com </text:span><text:span text:style-name="T4">o “clock”, servido para temporização </text:span><text:span text:style-name="T9">e </text:span><text:span text:style-name="T4">o “reset” </text:span><text:span text:style-name="T15">como entradas</text:span><text:span text:style-name="T4">, </text:span><text:span text:style-name="T9">e os sinais “</text:span><text:span text:style-name="T15">NS” e “EW”, de três bits cada, e “P”, de dois bits. Estes três últimos serão a codificação específica de cada semáforo, sendo verde, amarelo e vermelho quando obedecido as regras. Pode-se observar </text:span></text:p>
      <text:p text:style-name="P17">TERMINAR</text:p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52:28.764422772</meta:creation-date>
    <dc:date>2018-10-10T13:03:14.915997338</dc:date>
    <meta:editing-duration>PT57M37S</meta:editing-duration>
    <meta:editing-cycles>23</meta:editing-cycles>
    <meta:generator>LibreOffice/6.0.6.2$Linux_X86_64 LibreOffice_project/00m0$Build-2</meta:generator>
    <meta:document-statistic meta:table-count="0" meta:image-count="0" meta:object-count="0" meta:page-count="3" meta:paragraph-count="37" meta:word-count="1156" meta:character-count="6858" meta:non-whitespace-character-count="5740"/>
  </office:meta>
</office:document-meta>
</file>